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Standard">
      <style:text-properties officeooo:rsid="001e14a6" officeooo:paragraph-rsid="001e14a6"/>
    </style:style>
    <style:style style:name="P4" style:family="paragraph" style:parent-style-name="Standard">
      <style:text-properties officeooo:rsid="001e14a6" officeooo:paragraph-rsid="00206516"/>
    </style:style>
    <style:style style:name="P5" style:family="paragraph" style:parent-style-name="Standard">
      <style:text-properties officeooo:rsid="001e14a6" officeooo:paragraph-rsid="0051bbf0"/>
    </style:style>
    <style:style style:name="P6" style:family="paragraph" style:parent-style-name="Table_20_Contents">
      <style:text-properties officeooo:rsid="00212c21" officeooo:paragraph-rsid="00212c21"/>
    </style:style>
    <style:style style:name="P7" style:family="paragraph" style:parent-style-name="Table_20_Contents">
      <style:text-properties officeooo:rsid="00240acc" officeooo:paragraph-rsid="00240acc"/>
    </style:style>
    <style:style style:name="P8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9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0" style:family="paragraph" style:parent-style-name="Table_20_Contents">
      <style:text-properties fo:font-weight="bold" officeooo:rsid="008431bb" officeooo:paragraph-rsid="008431bb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3" style:family="paragraph" style:parent-style-name="Standard">
      <style:text-properties officeooo:rsid="00320ed7" officeooo:paragraph-rsid="00320ed7"/>
    </style:style>
    <style:style style:name="P14" style:family="paragraph" style:parent-style-name="Standard">
      <style:text-properties officeooo:rsid="00320ed7" officeooo:paragraph-rsid="007a6ebc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4e7aac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82e64c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3b60de"/>
    </style:style>
    <style:style style:name="P18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3b60de"/>
    </style:style>
    <style:style style:name="P19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3d21c8"/>
    </style:style>
    <style:style style:name="P20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415176"/>
    </style:style>
    <style:style style:name="P21" style:family="paragraph" style:parent-style-name="Standard">
      <style:text-properties officeooo:rsid="003eda82" officeooo:paragraph-rsid="003eda82"/>
    </style:style>
    <style:style style:name="P22" style:family="paragraph" style:parent-style-name="Standard">
      <style:text-properties officeooo:rsid="0051bbf0" officeooo:paragraph-rsid="0051bbf0"/>
    </style:style>
    <style:style style:name="P23" style:family="paragraph" style:parent-style-name="Standard">
      <style:text-properties officeooo:rsid="00583d83" officeooo:paragraph-rsid="00583d83"/>
    </style:style>
    <style:style style:name="P24" style:family="paragraph" style:parent-style-name="Standard">
      <style:text-properties officeooo:rsid="00267fa4" officeooo:paragraph-rsid="0072cfb5"/>
    </style:style>
    <style:style style:name="P25" style:family="paragraph" style:parent-style-name="Standard">
      <style:text-properties officeooo:rsid="00267fa4" officeooo:paragraph-rsid="00777dfb"/>
    </style:style>
    <style:style style:name="P26" style:family="paragraph" style:parent-style-name="Table_20_Contents">
      <style:text-properties officeooo:rsid="00762752" officeooo:paragraph-rsid="00762752"/>
    </style:style>
    <style:style style:name="P27" style:family="paragraph" style:parent-style-name="Standard" style:list-style-name="L1">
      <style:text-properties officeooo:rsid="00590ab2" officeooo:paragraph-rsid="00590ab2"/>
    </style:style>
    <style:style style:name="P28" style:family="paragraph" style:parent-style-name="Standard" style:list-style-name="L1">
      <style:text-properties officeooo:rsid="005af17e" officeooo:paragraph-rsid="005af17e"/>
    </style:style>
    <style:style style:name="P29" style:family="paragraph" style:parent-style-name="Standard" style:list-style-name="L2">
      <style:text-properties officeooo:paragraph-rsid="0051bbf0"/>
    </style:style>
    <style:style style:name="P30" style:family="paragraph" style:parent-style-name="Standard" style:list-style-name="L2">
      <style:text-properties officeooo:rsid="007fa83b" officeooo:paragraph-rsid="007fa83b"/>
    </style:style>
    <style:style style:name="P31" style:family="paragraph" style:parent-style-name="Standard" style:list-style-name="L2">
      <style:text-properties officeooo:rsid="007fa83b" officeooo:paragraph-rsid="009fac7c"/>
    </style:style>
    <style:style style:name="P32" style:family="paragraph" style:parent-style-name="Standard" style:list-style-name="L2">
      <style:text-properties officeooo:rsid="007fa83b" officeooo:paragraph-rsid="00a1549f"/>
    </style:style>
    <style:style style:name="P33" style:family="paragraph" style:parent-style-name="Standard">
      <style:text-properties officeooo:rsid="009317a5" officeooo:paragraph-rsid="009317a5"/>
    </style:style>
    <style:style style:name="P34" style:family="paragraph" style:parent-style-name="Standard" style:list-style-name="L2">
      <style:text-properties officeooo:rsid="009317a5" officeooo:paragraph-rsid="00a31e7a"/>
    </style:style>
    <style:style style:name="P35" style:family="paragraph" style:parent-style-name="Standard">
      <style:text-properties officeooo:rsid="00267fa4" officeooo:paragraph-rsid="009c5636"/>
    </style:style>
    <style:style style:name="P36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3a4b5d"/>
    </style:style>
    <style:style style:name="P37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63e59f"/>
    </style:style>
    <style:style style:name="P38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968455"/>
    </style:style>
    <style:style style:name="P39" style:family="paragraph" style:parent-style-name="Standard">
      <style:paragraph-properties fo:margin-left="0.9846in" fo:margin-right="0in" fo:text-indent="0in" style:auto-text-indent="false"/>
      <style:text-properties officeooo:rsid="0094ac6d" officeooo:paragraph-rsid="0094ac6d"/>
    </style:style>
    <style:style style:name="P40" style:family="paragraph" style:parent-style-name="Standard">
      <style:paragraph-properties fo:margin-left="0.9846in" fo:margin-right="0in" fo:text-indent="0in" style:auto-text-indent="false"/>
      <style:text-properties officeooo:rsid="0094ac6d" officeooo:paragraph-rsid="00952249"/>
    </style:style>
    <style:style style:name="P41" style:family="paragraph" style:parent-style-name="Standard">
      <style:paragraph-properties fo:margin-left="0.9846in" fo:margin-right="0in" fo:text-indent="0in" style:auto-text-indent="false"/>
      <style:text-properties officeooo:rsid="0094ac6d" officeooo:paragraph-rsid="00968455"/>
    </style:style>
    <style:style style:name="P42" style:family="paragraph" style:parent-style-name="Standard">
      <style:text-properties officeooo:rsid="00320ed7" officeooo:paragraph-rsid="0095a61d"/>
    </style:style>
    <style:style style:name="P43" style:family="paragraph" style:parent-style-name="Standard">
      <style:text-properties officeooo:rsid="00320ed7" officeooo:paragraph-rsid="00968455"/>
    </style:style>
    <style:style style:name="P44" style:family="paragraph" style:parent-style-name="Standard">
      <style:paragraph-properties fo:margin-left="0.9846in" fo:margin-right="0in" fo:text-indent="0in" style:auto-text-indent="false"/>
      <style:text-properties officeooo:rsid="00952249" officeooo:paragraph-rsid="00952249"/>
    </style:style>
    <style:style style:name="P45" style:family="paragraph" style:parent-style-name="Standard">
      <style:paragraph-properties fo:margin-left="0.9846in" fo:margin-right="0in" fo:text-indent="0in" style:auto-text-indent="false"/>
      <style:text-properties officeooo:rsid="00952249" officeooo:paragraph-rsid="00968455"/>
    </style:style>
    <style:style style:name="P46" style:family="paragraph" style:parent-style-name="Standard">
      <style:paragraph-properties fo:margin-left="0.9846in" fo:margin-right="0in" fo:text-indent="0in" style:auto-text-indent="false"/>
      <style:text-properties officeooo:rsid="00952249" officeooo:paragraph-rsid="00989ea9"/>
    </style:style>
    <style:style style:name="P47" style:family="paragraph" style:parent-style-name="Standard">
      <style:paragraph-properties fo:margin-left="0.4925in" fo:margin-right="0in" fo:text-indent="0in" style:auto-text-indent="false"/>
      <style:text-properties officeooo:rsid="0082e64c" officeooo:paragraph-rsid="0082e64c"/>
    </style:style>
    <style:style style:name="P48" style:family="paragraph" style:parent-style-name="Standard">
      <style:paragraph-properties fo:margin-left="0.4925in" fo:margin-right="0in" fo:text-indent="0in" style:auto-text-indent="false"/>
      <style:text-properties officeooo:rsid="0082e64c" officeooo:paragraph-rsid="00968455"/>
    </style:style>
    <style:style style:name="P49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3b60de"/>
    </style:style>
    <style:style style:name="P50" style:family="paragraph" style:parent-style-name="Standard">
      <style:paragraph-properties fo:margin-left="0.4925in" fo:margin-right="0in" fo:text-indent="0in" style:auto-text-indent="false"/>
      <style:text-properties officeooo:rsid="0095a61d" officeooo:paragraph-rsid="0095a61d"/>
    </style:style>
    <style:style style:name="P51" style:family="paragraph" style:parent-style-name="Standard">
      <style:paragraph-properties fo:margin-left="0.9846in" fo:margin-right="0in" fo:text-indent="0in" style:auto-text-indent="false"/>
      <style:text-properties officeooo:rsid="0095a61d" officeooo:paragraph-rsid="0095a61d"/>
    </style:style>
    <style:style style:name="P52" style:family="paragraph" style:parent-style-name="Standard">
      <style:paragraph-properties fo:margin-left="0.9846in" fo:margin-right="0in" fo:text-indent="0in" style:auto-text-indent="false"/>
      <style:text-properties officeooo:rsid="0095a61d" officeooo:paragraph-rsid="00968455"/>
    </style:style>
    <style:style style:name="P53" style:family="paragraph" style:parent-style-name="Standard">
      <style:paragraph-properties fo:margin-left="0.9846in" fo:margin-right="0in" fo:text-indent="0in" style:auto-text-indent="false"/>
      <style:text-properties officeooo:rsid="00989ea9" officeooo:paragraph-rsid="00989ea9"/>
    </style:style>
    <style:style style:name="P54" style:family="paragraph" style:parent-style-name="Standard">
      <style:paragraph-properties fo:margin-left="0.9846in" fo:margin-right="0in" fo:text-indent="0in" style:auto-text-indent="false"/>
      <style:text-properties officeooo:rsid="00999220" officeooo:paragraph-rsid="00999220"/>
    </style:style>
    <style:style style:name="T1" style:family="text">
      <style:text-properties officeooo:rsid="0022ae94"/>
    </style:style>
    <style:style style:name="T2" style:family="text">
      <style:text-properties officeooo:rsid="00240acc"/>
    </style:style>
    <style:style style:name="T3" style:family="text">
      <style:text-properties officeooo:rsid="002824da"/>
    </style:style>
    <style:style style:name="T4" style:family="text">
      <style:text-properties officeooo:rsid="002a5f3e"/>
    </style:style>
    <style:style style:name="T5" style:family="text">
      <style:text-properties officeooo:rsid="002bc085"/>
    </style:style>
    <style:style style:name="T6" style:family="text">
      <style:text-properties officeooo:rsid="002c23bb"/>
    </style:style>
    <style:style style:name="T7" style:family="text">
      <style:text-properties officeooo:rsid="002d28a1"/>
    </style:style>
    <style:style style:name="T8" style:family="text">
      <style:text-properties officeooo:rsid="002dca44"/>
    </style:style>
    <style:style style:name="T9" style:family="text">
      <style:text-properties officeooo:rsid="002fd06b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40acc" style:font-weight-asian="bold" style:font-weight-complex="bold"/>
    </style:style>
    <style:style style:name="T12" style:family="text">
      <style:text-properties fo:font-weight="bold" officeooo:rsid="006f8adb" style:font-weight-asian="bold" style:font-weight-complex="bold"/>
    </style:style>
    <style:style style:name="T13" style:family="text">
      <style:text-properties fo:font-weight="bold" officeooo:rsid="009b0ec0" style:font-weight-asian="bold" style:font-weight-complex="bold"/>
    </style:style>
    <style:style style:name="T14" style:family="text">
      <style:text-properties officeooo:rsid="0031aa3b"/>
    </style:style>
    <style:style style:name="T15" style:family="text">
      <style:text-properties officeooo:rsid="00320ed7"/>
    </style:style>
    <style:style style:name="T16" style:family="text">
      <style:text-properties officeooo:rsid="003c162f"/>
    </style:style>
    <style:style style:name="T17" style:family="text">
      <style:text-properties officeooo:rsid="003d21c8"/>
    </style:style>
    <style:style style:name="T18" style:family="text">
      <style:text-properties officeooo:rsid="00415176"/>
    </style:style>
    <style:style style:name="T19" style:family="text">
      <style:text-properties officeooo:rsid="004c5968"/>
    </style:style>
    <style:style style:name="T20" style:family="text">
      <style:text-properties officeooo:rsid="004ccc51"/>
    </style:style>
    <style:style style:name="T21" style:family="text">
      <style:text-properties officeooo:rsid="004dc20f"/>
    </style:style>
    <style:style style:name="T22" style:family="text">
      <style:text-properties officeooo:rsid="0051bbf0"/>
    </style:style>
    <style:style style:name="T23" style:family="text">
      <style:text-properties officeooo:rsid="0051eaef"/>
    </style:style>
    <style:style style:name="T24" style:family="text">
      <style:text-properties officeooo:rsid="00549bc8"/>
    </style:style>
    <style:style style:name="T25" style:family="text">
      <style:text-properties officeooo:rsid="0055be5c"/>
    </style:style>
    <style:style style:name="T26" style:family="text">
      <style:text-properties officeooo:rsid="005801da"/>
    </style:style>
    <style:style style:name="T27" style:family="text">
      <style:text-properties officeooo:rsid="005e62ff"/>
    </style:style>
    <style:style style:name="T28" style:family="text">
      <style:text-properties officeooo:rsid="005e704c"/>
    </style:style>
    <style:style style:name="T29" style:family="text">
      <style:text-properties officeooo:rsid="00602cb2"/>
    </style:style>
    <style:style style:name="T30" style:family="text">
      <style:text-properties officeooo:rsid="0065ac71"/>
    </style:style>
    <style:style style:name="T31" style:family="text">
      <style:text-properties officeooo:rsid="0066ac7d"/>
    </style:style>
    <style:style style:name="T32" style:family="text">
      <style:text-properties fo:font-weight="normal" officeooo:rsid="0072cfb5" style:font-weight-asian="normal" style:font-weight-complex="normal"/>
    </style:style>
    <style:style style:name="T33" style:family="text">
      <style:text-properties officeooo:rsid="0072ee92"/>
    </style:style>
    <style:style style:name="T34" style:family="text">
      <style:text-properties officeooo:rsid="00762752"/>
    </style:style>
    <style:style style:name="T35" style:family="text">
      <style:text-properties officeooo:rsid="007a6ebc"/>
    </style:style>
    <style:style style:name="T36" style:family="text">
      <style:text-properties officeooo:rsid="007eb77c"/>
    </style:style>
    <style:style style:name="T37" style:family="text">
      <style:text-properties officeooo:rsid="0081292a"/>
    </style:style>
    <style:style style:name="T38" style:family="text">
      <style:text-properties officeooo:rsid="0082e64c"/>
    </style:style>
    <style:style style:name="T39" style:family="text">
      <style:text-properties officeooo:rsid="008c70d3"/>
    </style:style>
    <style:style style:name="T40" style:family="text">
      <style:text-properties officeooo:rsid="008f026e"/>
    </style:style>
    <style:style style:name="T41" style:family="text">
      <style:text-properties officeooo:rsid="0090136f"/>
    </style:style>
    <style:style style:name="T42" style:family="text">
      <style:text-properties officeooo:rsid="00920b47"/>
    </style:style>
    <style:style style:name="T43" style:family="text">
      <style:text-properties officeooo:rsid="009317a5"/>
    </style:style>
    <style:style style:name="T44" style:family="text">
      <style:text-properties officeooo:rsid="0094ac6d"/>
    </style:style>
    <style:style style:name="T45" style:family="text">
      <style:text-properties officeooo:rsid="00952249"/>
    </style:style>
    <style:style style:name="T46" style:family="text">
      <style:text-properties officeooo:rsid="0095a61d"/>
    </style:style>
    <style:style style:name="T47" style:family="text">
      <style:text-properties officeooo:rsid="00968455"/>
    </style:style>
    <style:style style:name="T48" style:family="text">
      <style:text-properties officeooo:rsid="0097f2af"/>
    </style:style>
    <style:style style:name="T49" style:family="text">
      <style:text-properties officeooo:rsid="00989ea9"/>
    </style:style>
    <style:style style:name="T50" style:family="text">
      <style:text-properties officeooo:rsid="009b0ec0"/>
    </style:style>
    <style:style style:name="T51" style:family="text">
      <style:text-properties officeooo:rsid="009c5636"/>
    </style:style>
    <style:style style:name="T52" style:family="text">
      <style:text-properties officeooo:rsid="009e2997"/>
    </style:style>
    <style:style style:name="T53" style:family="text">
      <style:text-properties officeooo:rsid="009f714e"/>
    </style:style>
    <style:style style:name="T54" style:family="text">
      <style:text-properties officeooo:rsid="009fac7c"/>
    </style:style>
    <style:style style:name="T55" style:family="text">
      <style:text-properties officeooo:rsid="00a1549f"/>
    </style:style>
    <style:style style:name="T56" style:family="text">
      <style:text-properties officeooo:rsid="00a31e7a"/>
    </style:style>
    <style:style style:name="T57" style:family="text">
      <style:text-properties officeooo:rsid="00a327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8">Terminología <text:s/>Especializada en Mercoadotecnica <text:span text:style-name="T50">y </text:span>Diseño</text:p>
          </table:table-cell>
        </table:table-row>
        <table:table-row>
          <table:table-cell table:style-name="Table1.A1" office:value-type="string">
            <text:p text:style-name="P6">Program <text:span text:style-name="T14">and </text:span><text:span text:style-name="T1">Track</text:span>:</text:p>
          </table:table-cell>
          <table:table-cell table:style-name="Table1.A1" office:value-type="string">
            <text:p text:style-name="P4"><text:span text:style-name="T2">I</text:span><text:span text:style-name="T11">nterpretación y Traduccíon: </text:span><text:span text:style-name="T13">9</text:span><text:span text:style-name="T10">° Cu</text:span><text:span text:style-name="T12">a</text:span><text:span text:style-name="T10">trimestre </text:span></text:p>
          </table:table-cell>
        </table:table-row>
        <table:table-row>
          <table:table-cell table:style-name="Table1.A1" office:value-type="string">
            <text:p text:style-name="P7">Course ID:</text:p>
          </table:table-cell>
          <table:table-cell table:style-name="Table1.A1" office:value-type="string">
            <text:p text:style-name="P9">IT0942</text:p>
          </table:table-cell>
        </table:table-row>
        <table:table-row>
          <table:table-cell table:style-name="Table1.A1" office:value-type="string">
            <text:p text:style-name="P26">Cohort Designator:</text:p>
          </table:table-cell>
          <table:table-cell table:style-name="Table1.A1" office:value-type="string">
            <text:p text:style-name="P10"><text:span text:style-name="T50">9</text:span>A</text:p>
          </table:table-cell>
        </table:table-row>
      </table:table>
      <text:p text:style-name="P2"/>
      <text:p text:style-name="P11">Description</text:p>
      <text:p text:style-name="P24">This course <text:span text:style-name="T32">will focus on the specialized terminologies, acronyms, and jargon used </text:span><text:s/>in <text:span text:style-name="T43">marketing and product design</text:span><text:span text:style-name="T27">. <text:s/></text:span><text:span text:style-name="T4">The </text:span><text:span text:style-name="T5">professional </text:span><text:span text:style-name="T4">translational mapping tools </text:span><text:span text:style-name="T5">developed in this course will </text:span><text:span text:style-name="T7">be specific </text:span><text:span text:style-name="T5">to </text:span><text:span text:style-name="T4">Spanish and English translation</text:span><text:span text:style-name="T5">s.</text:span></text:p>
      <text:p text:style-name="P24"/>
      <text:p text:style-name="P35"><text:span text:style-name="T3">Major </text:span><text:span text:style-name="T7">elements of</text:span><text:span text:style-name="T3"> the course will include: <text:s/></text:span><text:span text:style-name="T6">i) </text:span><text:span text:style-name="T28">the </text:span><text:span text:style-name="T29">structure </text:span><text:span text:style-name="T33">and </text:span><text:span text:style-name="T30">function </text:span><text:span text:style-name="T33">of language </text:span>in <text:span text:style-name="T43">marketing and product design</text:span><text:span text:style-name="T20">;</text:span><text:span text:style-name="T7"> ii) </text:span><text:span text:style-name="T20"><text:s/></text:span><text:span text:style-name="T28">the </text:span><text:span text:style-name="T29">structure, </text:span><text:span text:style-name="T30">function, </text:span><text:span text:style-name="T51">and design </text:span><text:span text:style-name="T33">of </text:span><text:span text:style-name="T43">advertisements</text:span><text:span text:style-name="T20">; </text:span><text:span text:style-name="T29">iii) </text:span><text:span text:style-name="T28">the </text:span><text:span text:style-name="T29">structure, </text:span><text:span text:style-name="T30">function, </text:span><text:span text:style-name="T51">and design </text:span><text:span text:style-name="T33">of </text:span><text:span text:style-name="T43">product</text:span><text:span text:style-name="T51">s</text:span><text:span text:style-name="T20">; </text:span><text:span text:style-name="T52">iv) the creation of phrases and stylistic elements </text:span><text:span text:style-name="T53">in marketing</text:span><text:span text:style-name="T52">; </text:span><text:span text:style-name="T53">and </text:span><text:span text:style-name="T29">v</text:span><text:span text:style-name="T7">) </text:span><text:span text:style-name="T19">Version Control Systems (VCSs) and </text:span><text:span text:style-name="T8">elements of quality assurance and quality control (QAQC).</text:span></text:p>
      <text:p text:style-name="P25"/>
      <text:p text:style-name="P11">Scope</text:p>
      <text:p text:style-name="P42">1. <text:s text:c="2"/><text:span text:style-name="T35">S</text:span><text:span text:style-name="T29">tructure </text:span><text:span text:style-name="T33">and </text:span><text:span text:style-name="T35">F</text:span><text:span text:style-name="T30">unction </text:span><text:span text:style-name="T33">of </text:span><text:span text:style-name="T35">L</text:span><text:span text:style-name="T33">anguage in </text:span><text:span text:style-name="T46">M</text:span><text:span text:style-name="T43">arketing and </text:span><text:span text:style-name="T46">P</text:span><text:span text:style-name="T43">roduct </text:span><text:span text:style-name="T46">D</text:span><text:span text:style-name="T43">esign</text:span></text:p>
      <text:p text:style-name="P16">1.1 <text:s/><text:span text:style-name="T38">History, </text:span><text:span text:style-name="T35">S</text:span><text:span text:style-name="T29">tructure </text:span><text:span text:style-name="T33">and </text:span><text:span text:style-name="T35">F</text:span><text:span text:style-name="T30">unction </text:span><text:span text:style-name="T33">of </text:span><text:span text:style-name="T35">L</text:span><text:span text:style-name="T33">anguage</text:span></text:p>
      <text:p text:style-name="P15">1.2 <text:s/><text:span text:style-name="T38">The Rise of </text:span><text:span text:style-name="T44">Targeted </text:span><text:span text:style-name="T43">Marketing </text:span><text:span text:style-name="T46">Language</text:span></text:p>
      <text:p text:style-name="P13"/>
      <text:p text:style-name="P14">2. <text:s/><text:span text:style-name="T35">S</text:span><text:span text:style-name="T29">tructure, </text:span><text:span text:style-name="T35">F</text:span><text:span text:style-name="T30">unction, </text:span><text:span text:style-name="T45">and Design</text:span><text:span text:style-name="T30"> </text:span><text:span text:style-name="T33">of </text:span><text:span text:style-name="T43">Advertisements</text:span></text:p>
      <text:p text:style-name="P36">2.1 <text:s/><text:span text:style-name="T38">Structures</text:span></text:p>
      <text:p text:style-name="P39">2.1.1 Logos</text:p>
      <text:p text:style-name="P39">2.1.2 Brand <text:span text:style-name="T45">Name</text:span>s</text:p>
      <text:p text:style-name="P37">2.2 <text:s/><text:span text:style-name="T38">Functions</text:span></text:p>
      <text:p text:style-name="P40">2.2.1 <text:span text:style-name="T45">Product Notification</text:span></text:p>
      <text:p text:style-name="P44">2.2.2 Company Image</text:p>
      <text:p text:style-name="P40"><text:span text:style-name="T45">2.2.2 Behavior Modification of Consumers</text:span></text:p>
      <text:p text:style-name="P47">2.3 <text:span text:style-name="T45">Design</text:span></text:p>
      <text:p text:style-name="P44">2.3.1 <text:span text:style-name="T44">Images and Captions</text:span></text:p>
      <text:p text:style-name="P44">2.3.2 <text:span text:style-name="T46">Wholism, Segmentation, and Positioning</text:span></text:p>
      <text:p text:style-name="P51">2.3.3 <text:s/>Expectation vs Surprise</text:p>
      <text:p text:style-name="P43"/>
      <text:p text:style-name="P43"><text:span text:style-name="T48">3</text:span>. <text:s/><text:span text:style-name="T35">S</text:span><text:span text:style-name="T29">tructure, </text:span><text:span text:style-name="T35">F</text:span><text:span text:style-name="T30">unction, </text:span><text:span text:style-name="T45">and Design</text:span><text:span text:style-name="T30"> </text:span><text:span text:style-name="T33">of </text:span><text:span text:style-name="T47">Products</text:span></text:p>
      <text:p text:style-name="P38"><text:span text:style-name="T48">3</text:span>.1 <text:s/><text:span text:style-name="T38">Structures</text:span></text:p>
      <text:p text:style-name="P41"><text:span text:style-name="T48">3</text:span>.1.1 <text:span text:style-name="T49">Intellectual</text:span></text:p>
      <text:p text:style-name="P41"><text:span text:style-name="T48">3</text:span>.1.2 <text:span text:style-name="T49">Physical</text:span></text:p>
      <text:p text:style-name="P38"><text:span text:style-name="T48">3</text:span>.2 <text:s/><text:span text:style-name="T38">Functions</text:span></text:p>
      <text:p text:style-name="P41"><text:span text:style-name="T48">3</text:span>.2.1 <text:span text:style-name="T47">End Use</text:span></text:p>
      <text:p text:style-name="P45"><text:span text:style-name="T48">3</text:span>.2.2 <text:span text:style-name="T48">Brand-Building</text:span></text:p>
      <text:p text:style-name="P54">3.2.3 Value</text:p>
      <text:p text:style-name="P48"><text:span text:style-name="T48">3</text:span>.3 <text:span text:style-name="T45">Design</text:span></text:p>
      <text:p text:style-name="P46"><text:span text:style-name="T48">3</text:span>.3.1 <text:span text:style-name="T47">Development Concepts and Visions</text:span></text:p>
      <text:p text:style-name="P46"><text:span text:style-name="T48">3</text:span>.3.2 <text:span text:style-name="T47">Models</text:span></text:p>
      <text:p text:style-name="P52"><text:span text:style-name="T48">3</text:span>.3.3 <text:s/><text:span text:style-name="T49">Cradle-to-Grave Considerations</text:span></text:p>
      <text:p text:style-name="P53"><text:soft-page-break/>3.3.4 <text:s/>Patents</text:p>
      <text:p text:style-name="P33"/>
      <text:p text:style-name="P33"><text:span text:style-name="T49">4</text:span><text:span text:style-name="T15">. <text:s/></text:span><text:span text:style-name="T45">Creation of Phrases and Stylistic Elements</text:span></text:p>
      <text:p text:style-name="P36"><text:span text:style-name="T49">4</text:span>.1 <text:s/><text:span text:style-name="T46">General </text:span><text:span text:style-name="T45">Consumer Psychology</text:span></text:p>
      <text:p text:style-name="P50"><text:span text:style-name="T49">4</text:span>.2 <text:s/>Cultural <text:span text:style-name="T49">Considerations</text:span></text:p>
      <text:p text:style-name="P17"><text:span text:style-name="T49">4</text:span>.2 <text:s/><text:span text:style-name="T38">Stylistic Conventions </text:span><text:span text:style-name="T46">and Opportunities</text:span></text:p>
      <text:p text:style-name="P21"/>
      <text:p text:style-name="P21"><text:span text:style-name="T49">5</text:span>. <text:s/><text:span text:style-name="T15">Document QAQC and Version Control Systems</text:span></text:p>
      <text:p text:style-name="P17">5.1 <text:s/>Introduction to Docume<text:span text:style-name="T16">nt</text:span> QAQC</text:p>
      <text:p text:style-name="P18">5.1.1 <text:s/>Fundamental <text:span text:style-name="T16">Concepts </text:span>of QAQC</text:p>
      <text:p text:style-name="P18">5.1.2 <text:s/><text:span text:style-name="T16">Fram</text:span><text:span text:style-name="T19">e</text:span><text:span text:style-name="T16">works for Document QAQC</text:span></text:p>
      <text:p text:style-name="P17">5.2 <text:s/>Introduction to Version Control Systems (V<text:span text:style-name="T16">CSs</text:span>)</text:p>
      <text:p text:style-name="P18">5.<text:span text:style-name="T18">2.1</text:span> <text:s/>Using Git and Github</text:p>
      <text:p text:style-name="P18">5.<text:span text:style-name="T18">2.2</text:span> <text:s/>Installation of Git</text:p>
      <text:p text:style-name="P20">5.<text:span text:style-name="T18">2.3 <text:s/></text:span><text:span text:style-name="T17">Account setup in Github</text:span></text:p>
      <text:p text:style-name="P19">5.<text:span text:style-name="T18">2.4</text:span> <text:s/>Git Commands and <text:span text:style-name="T17">the Git </text:span><text:span text:style-name="T19">VCS </text:span>Workflow</text:p>
      <text:p text:style-name="P12">Expectations</text:p>
      <text:p text:style-name="P23">Students will be expected to:</text:p>
      <text:list xml:id="list2763745390" text:style-name="L1">
        <text:list-item>
          <text:p text:style-name="P27">Attend all classes on time</text:p>
        </text:list-item>
        <text:list-item>
          <text:p text:style-name="P27">Be prepared to take notes and access materials on-line</text:p>
        </text:list-item>
        <text:list-item>
          <text:p text:style-name="P27">Participate in all class activities, including discussions and presentations</text:p>
        </text:list-item>
        <text:list-item>
          <text:p text:style-name="P28">Complete all assignments, quizzes, and the final exam</text:p>
        </text:list-item>
      </text:list>
      <text:p text:style-name="P3"/>
      <text:p text:style-name="P12">Exit Criteria</text:p>
      <text:p text:style-name="P5"><text:span text:style-name="T22">Upon the successful completion of the course the student will </text:span><text:span text:style-name="T23">be able to:</text:span></text:p>
      <text:list xml:id="list3823327792" text:style-name="L2">
        <text:list-item>
          <text:p text:style-name="P30">Analyze the s<text:span text:style-name="T29">tructure </text:span><text:span text:style-name="T33">and </text:span>f<text:span text:style-name="T30">unction </text:span><text:span text:style-name="T33">of </text:span>l<text:span text:style-name="T33">anguage in </text:span><text:span text:style-name="T54">marketing and product design</text:span></text:p>
        </text:list-item>
        <text:list-item>
          <text:p text:style-name="P31">Analyze the <text:span text:style-name="T54">s</text:span><text:span text:style-name="T29">tructure, </text:span><text:span text:style-name="T54">f</text:span><text:span text:style-name="T30">unction, </text:span><text:span text:style-name="T45">and </text:span><text:span text:style-name="T54">d</text:span><text:span text:style-name="T45">esign</text:span><text:span text:style-name="T30"> </text:span><text:span text:style-name="T33">of </text:span><text:span text:style-name="T54">a</text:span><text:span text:style-name="T43">dvertisements</text:span></text:p>
        </text:list-item>
        <text:list-item>
          <text:p text:style-name="P32">Analyze the <text:span text:style-name="T54">s</text:span><text:span text:style-name="T29">tructure, </text:span><text:span text:style-name="T54">f</text:span><text:span text:style-name="T30">unction, </text:span><text:span text:style-name="T45">and </text:span><text:span text:style-name="T54">d</text:span><text:span text:style-name="T45">esign</text:span><text:span text:style-name="T30"> </text:span><text:span text:style-name="T33">of </text:span><text:span text:style-name="T55">products</text:span></text:p>
        </text:list-item>
        <text:list-item>
          <text:p text:style-name="P34"><text:span text:style-name="T45">Creat</text:span><text:span text:style-name="T56">e</text:span><text:span text:style-name="T45"> </text:span><text:span text:style-name="T56">new p</text:span><text:span text:style-name="T45">hrases and </text:span><text:span text:style-name="T56">fresh s</text:span><text:span text:style-name="T45">tylistic </text:span><text:span text:style-name="T56">e</text:span><text:span text:style-name="T45">lements </text:span><text:span text:style-name="T56">for marketing</text:span></text:p>
        </text:list-item>
        <text:list-item>
          <text:p text:style-name="P29">Apply <text:span text:style-name="T24">the principles of QAQC to </text:span><text:span text:style-name="T57">advertisement and product design </text:span><text:span text:style-name="T24">by using a VCS</text:span></text:p>
        </text:list-item>
      </text:list>
      <text:p text:style-name="P3"/>
      <text:p text:style-name="P12">Evaluations</text:p>
      <text:p text:style-name="P22">Daily Work and Participation<text:tab/><text:tab/><text:tab/>10%</text:p>
      <text:p text:style-name="P22">Homework, Projects, and Presentations<text:tab/>30%</text:p>
      <text:p text:style-name="P22">Quizzes<text:tab/><text:tab/><text:tab/><text:tab/><text:tab/>30%</text:p>
      <text:p text:style-name="P22">Final Exam<text:tab/><text:tab/><text:tab/><text:tab/><text:tab/>30%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Marron</text:p>
        <text:p text:style-name="MP1">Spring 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1-10T20:40:26.049606473</dc:date>
    <meta:editing-duration>PT8H46M8S</meta:editing-duration>
    <meta:editing-cycles>92</meta:editing-cycles>
    <meta:generator>LibreOffice/7.3.7.2$Linux_X86_64 LibreOffice_project/30$Build-2</meta:generator>
    <meta:document-statistic meta:table-count="1" meta:image-count="1" meta:object-count="0" meta:page-count="2" meta:paragraph-count="73" meta:word-count="422" meta:character-count="2843" meta:non-whitespace-character-count="2461"/>
  </office:meta>
</office:document-meta>
</file>